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0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259.34pt"/>
    </style:style>
    <style:style style:name="co4" style:family="table-column">
      <style:table-column-properties fo:break-before="auto" style:column-width="226.94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lora_5f_carrier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T1" style:family="text">
      <style:text-properties fo:color="#000000" style:font-name="Segoe U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Segoe U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complex="Segoe U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ra_carri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 Unit Price 1</text:p>
          </table:table-cell>
          <table:table-cell table:style-name="ce1" office:value-type="string" calcext:value-type="string">
            <text:p>Supplier Subtotal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.01 uF</text:p>
          </table:table-cell>
          <table:table-cell table:style-name="ce2" office:value-type="string" calcext:value-type="string">
            <text:p>Multilayer Ceramic Capacitors MLCC - SMD/SMT WCAP-CSGP 0.01uF 0603 10% 50V MLCC</text:p>
          </table:table-cell>
          <table:table-cell table:style-name="ce2" office:value-type="string" calcext:value-type="string">
            <text:p><text:span text:style-name="T1">C2, C3, C5, C6, C9, C10, C12, C14, C17, C18, C21, C22, C25, C26, C30, C31, C33, </text:span><text:span text:style-name="T2">C7, C15, C19</text:span></text:p>
          </table:table-cell>
          <table:table-cell table:style-name="ce2" office:value-type="string" calcext:value-type="string">
            <text:p>88501220608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table:formula="of:=[.E2]*[.F2]" office:value-type="float" office:value="0.64" calcext:value-type="float">
            <text:p>0.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Multilayer Ceramic Capacitors MLCC - SMD/SMT 4.7uF 6.3V X5R 0603+/-10% Gen Purp</text:p>
          </table:table-cell>
          <table:table-cell table:style-name="ce2" office:value-type="string" calcext:value-type="string">
            <text:p>C11, C13, C34</text:p>
          </table:table-cell>
          <table:table-cell table:style-name="ce2" office:value-type="string" calcext:value-type="string">
            <text:p>JMK107BJ475KA-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table:formula="of:=[.E3]*[.F3]" office:value-type="float" office:value="0.342" calcext:value-type="float">
            <text:p>0.34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eramic Capacitors</text:p>
          </table:table-cell>
          <table:table-cell table:style-name="ce2" office:value-type="string" calcext:value-type="string">
            <text:p>C23, C28, C29, C32, C35, C36</text:p>
          </table:table-cell>
          <table:table-cell table:style-name="ce2" office:value-type="string" calcext:value-type="string">
            <text:p>88501220605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131" calcext:value-type="float">
            <text:p>0.131</text:p>
          </table:table-cell>
          <table:table-cell table:style-name="ce2" table:formula="of:=[.E4]*[.F4]" office:value-type="float" office:value="0.786" calcext:value-type="float">
            <text:p>0.7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v</text:p>
          </table:table-cell>
          <table:table-cell table:style-name="ce2" office:value-type="string" calcext:value-type="string">
            <text:p>ESD Suppressors / TVS Diodes 600W 10.0V</text:p>
          </table:table-cell>
          <table:table-cell table:style-name="ce2" office:value-type="string" calcext:value-type="string">
            <text:p>D2, D3, D4</text:p>
          </table:table-cell>
          <table:table-cell table:style-name="ce2" office:value-type="string" calcext:value-type="string">
            <text:p>SMBJ10A-13-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58" calcext:value-type="float">
            <text:p>0.358</text:p>
          </table:table-cell>
          <table:table-cell table:style-name="ce2" table:formula="of:=[.E5]*[.F5]" office:value-type="float" office:value="1.074" calcext:value-type="float">
            <text:p>1.0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CROSMD005F</text:p>
          </table:table-cell>
          <table:table-cell table:style-name="ce2" office:value-type="string" calcext:value-type="string">
            <text:p>Resettable Fuses - PPTC .05A 30V 10A IMAX</text:p>
          </table:table-cell>
          <table:table-cell table:style-name="ce2" office:value-type="string" calcext:value-type="string">
            <text:p>F1, F2, F3</text:p>
          </table:table-cell>
          <table:table-cell table:style-name="ce2" office:value-type="string" calcext:value-type="string">
            <text:p>MICROSMD005F-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84" calcext:value-type="float">
            <text:p>0.384</text:p>
          </table:table-cell>
          <table:table-cell table:style-name="ce2" table:formula="of:=[.E6]*[.F6]" office:value-type="float" office:value="1.152" calcext:value-type="float">
            <text:p>1.1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0 ohm, 100MHz</text:p>
          </table:table-cell>
          <table:table-cell table:style-name="ce2" office:value-type="string" calcext:value-type="string">
            <text:p>Ferrite Beads MULTILAYER CHIP BEAD Z=120 OHM@100MHz 25%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2506031217Z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table:formula="of:=[.E7]*[.F7]" office:value-type="float" office:value="0.032" calcext:value-type="float">
            <text:p>0.0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DV305N</text:p>
          </table:table-cell>
          <table:table-cell table:style-name="ce2" office:value-type="string" calcext:value-type="string">
            <text:p>MOSFET 20V N-Channel PowerTrench</text:p>
          </table:table-cell>
          <table:table-cell table:style-name="ce2" office:value-type="string" calcext:value-type="string">
            <text:p>Q1, Q2, Q3</text:p>
          </table:table-cell>
          <table:table-cell table:style-name="ce2" office:value-type="string" calcext:value-type="string">
            <text:p>FDV305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table:formula="of:=[.E8]*[.F8]" office:value-type="float" office:value="1.23" calcext:value-type="float">
            <text:p>1.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Thick Film Resistors - SMD 1/10Watt 1Kohms 1% Commercial Use</text:p>
          </table:table-cell>
          <table:table-cell table:style-name="ce2" office:value-type="string" calcext:value-type="string">
            <text:p>R1, R2, R7, R8, R12, R14, R18, R20, R24, R25, R28, R29, R36, R37</text:p>
          </table:table-cell>
          <table:table-cell table:style-name="ce2" office:value-type="string" calcext:value-type="string">
            <text:p>CRCW06031K00FKEAC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table:formula="of:=[.E9]*[.F9]" office:value-type="float" office:value="0.336" calcext:value-type="float">
            <text:p>0.3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Thick Film Resistors - SMD 0603 10Kohms 1% Anti-Sulfur AEC-Q200</text:p>
          </table:table-cell>
          <table:table-cell table:style-name="ce2" office:value-type="string" calcext:value-type="string">
            <text:p>R3, R9, R15, R21, R27, R30</text:p>
          </table:table-cell>
          <table:table-cell table:style-name="ce2" office:value-type="string" calcext:value-type="string">
            <text:p>SFR03EZPF10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87" calcext:value-type="float">
            <text:p>0.087</text:p>
          </table:table-cell>
          <table:table-cell table:style-name="ce2" table:formula="of:=[.E10]*[.F10]" office:value-type="float" office:value="0.522" calcext:value-type="float">
            <text:p>0.5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K 0603 1%</text:p>
          </table:table-cell>
          <table:table-cell table:style-name="ce2" office:value-type="string" calcext:value-type="string">
            <text:p>Thick Film Resistors - SMD 10K OHM 1%</text:p>
          </table:table-cell>
          <table:table-cell table:style-name="ce2" office:value-type="string" calcext:value-type="string">
            <text:p>R5, R6</text:p>
          </table:table-cell>
          <table:table-cell table:style-name="ce2" office:value-type="string" calcext:value-type="string">
            <text:p>RC0603FR-0710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87" calcext:value-type="float">
            <text:p>0.087</text:p>
          </table:table-cell>
          <table:table-cell table:style-name="ce2" table:formula="of:=[.E11]*[.F11]" office:value-type="float" office:value="0.174" calcext:value-type="float">
            <text:p>0.1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.5K</text:p>
          </table:table-cell>
          <table:table-cell table:style-name="ce2" office:value-type="string" calcext:value-type="string">
            <text:p>Thick Film Resistors - SMD 7.5K OHM 1%</text:p>
          </table:table-cell>
          <table:table-cell table:style-name="ce2" office:value-type="string" calcext:value-type="string">
            <text:p>R10, R16, R22</text:p>
          </table:table-cell>
          <table:table-cell table:style-name="ce2" office:value-type="string" calcext:value-type="string">
            <text:p>RC0603FR-077K5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87" calcext:value-type="float">
            <text:p>0.087</text:p>
          </table:table-cell>
          <table:table-cell table:style-name="ce2" table:formula="of:=[.E12]*[.F12]" office:value-type="float" office:value="0.261" calcext:value-type="float">
            <text:p>0.2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23ohm 0603 1%</text:p>
          </table:table-cell>
          <table:table-cell table:style-name="ce2" office:value-type="string" calcext:value-type="string">
            <text:p>Thick Film Resistors - SMD 523 OHM 1%</text:p>
          </table:table-cell>
          <table:table-cell table:style-name="ce2" office:value-type="string" calcext:value-type="string">
            <text:p>R11, R17, R23</text:p>
          </table:table-cell>
          <table:table-cell table:style-name="ce2" office:value-type="string" calcext:value-type="string">
            <text:p>RC0603FR-07523R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87" calcext:value-type="float">
            <text:p>0.087</text:p>
          </table:table-cell>
          <table:table-cell table:style-name="ce2" table:formula="of:=[.E13]*[.F13]" office:value-type="float" office:value="0.261" calcext:value-type="float">
            <text:p>0.2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.49K</text:p>
          </table:table-cell>
          <table:table-cell table:style-name="ce2" office:value-type="string" calcext:value-type="string">
            <text:p>Thick Film Resistors - SMD 2.49K OHM 1%</text:p>
          </table:table-cell>
          <table:table-cell table:style-name="ce2" office:value-type="string" calcext:value-type="string">
            <text:p>R13, R19, R26</text:p>
          </table:table-cell>
          <table:table-cell table:style-name="ce2" office:value-type="string" calcext:value-type="string">
            <text:p>RC0603FR-072K49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87" calcext:value-type="float">
            <text:p>0.087</text:p>
          </table:table-cell>
          <table:table-cell table:style-name="ce2" table:formula="of:=[.E14]*[.F14]" office:value-type="float" office:value="0.261" calcext:value-type="float">
            <text:p>0.2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 ohm</text:p>
          </table:table-cell>
          <table:table-cell table:style-name="ce2" office:value-type="string" calcext:value-type="string">
            <text:p>Thick Film Resistors - SMD 1/10Watt 0ohms Commercial Use</text:p>
          </table:table-cell>
          <table:table-cell table:style-name="ce2" office:value-type="string" calcext:value-type="string">
            <text:p>R31, R34, R35</text:p>
          </table:table-cell>
          <table:table-cell table:style-name="ce2" office:value-type="string" calcext:value-type="string">
            <text:p>CRCW06030000Z0EA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87" calcext:value-type="float">
            <text:p>0.087</text:p>
          </table:table-cell>
          <table:table-cell table:style-name="ce2" table:formula="of:=[.E15]*[.F15]" office:value-type="float" office:value="0.261" calcext:value-type="float">
            <text:p>0.2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Thick Film Resistors - SMD 1M OHM 1%</text:p>
          </table:table-cell>
          <table:table-cell table:style-name="ce2" office:value-type="string" calcext:value-type="string">
            <text:p>R32, R33</text:p>
          </table:table-cell>
          <table:table-cell table:style-name="ce2" office:value-type="string" calcext:value-type="string">
            <text:p>RC0603FR-071M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87" calcext:value-type="float">
            <text:p>0.087</text:p>
          </table:table-cell>
          <table:table-cell table:style-name="ce2" table:formula="of:=[.E16]*[.F16]" office:value-type="float" office:value="0.174" calcext:value-type="float">
            <text:p>0.17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P4220CZ6F</text:p>
          </table:table-cell>
          <table:table-cell table:style-name="ce2" office:value-type="string" calcext:value-type="string">
            <text:p>ESD Suppressors / TVS Diodes IP4220CZ6/SC-74/REEL 13" Q1/T1</text:p>
          </table:table-cell>
          <table:table-cell table:style-name="ce2" office:value-type="string" calcext:value-type="string">
            <text:p>U2, U4, U6</text:p>
          </table:table-cell>
          <table:table-cell table:style-name="ce2" office:value-type="string" calcext:value-type="string">
            <text:p>IP4220CZ6F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49" calcext:value-type="float">
            <text:p>0.349</text:p>
          </table:table-cell>
          <table:table-cell table:style-name="ce2" table:formula="of:=[.E17]*[.F17]" office:value-type="float" office:value="1.047" calcext:value-type="float">
            <text:p>1.0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P9808T</text:p>
          </table:table-cell>
          <table:table-cell table:style-name="ce2" office:value-type="string" calcext:value-type="string">
            <text:p>Board Mount Temperature Sensors Silicon temp sensor with I2C interface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MCP9808T-E/M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table:formula="of:=[.E18]*[.F18]" office:value-type="float" office:value="1.01" calcext:value-type="float">
            <text:p>1.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71994</text:p>
          </table:table-cell>
          <table:table-cell table:style-name="ce2" office:value-type="string" calcext:value-type="string">
            <text:p>Analog to Digital Converters - ADC 8CH Ultra Low Noise 24Bit w/ PGA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AD7194BCP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.48" calcext:value-type="float">
            <text:p>13.48</text:p>
          </table:table-cell>
          <table:table-cell table:style-name="ce2" table:formula="of:=[.E19]*[.F19]" office:value-type="float" office:value="13.48" calcext:value-type="float">
            <text:p>13.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CP6001T-I/OT</text:p>
          </table:table-cell>
          <table:table-cell table:style-name="ce2" office:value-type="string" calcext:value-type="string">
            <text:p>Operational Amplifiers - Op Amps Single 1.8V 1MHz</text:p>
          </table:table-cell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MCP6001T-I/O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table:formula="of:=[.E20]*[.F20]" office:value-type="float" office:value="0.21" calcext:value-type="float">
            <text:p>0.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1582BRTZ</text:p>
          </table:table-cell>
          <table:table-cell table:style-name="ce2" office:value-type="string" calcext:value-type="string">
            <text:p>Voltage References 2.5V MICROPOWER REF IC</text:p>
          </table:table-cell>
          <table:table-cell table:style-name="ce2" office:value-type="string" calcext:value-type="string">
            <text:p>VR2</text:p>
          </table:table-cell>
          <table:table-cell table:style-name="ce2" office:value-type="string" calcext:value-type="string">
            <text:p>AD1582BRTZ-REEL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table:formula="of:=[.E21]*[.F21]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2:.G21])" office:value-type="float" office:value="25.223" calcext:value-type="float">
            <text:p>25.223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ra_5f_carrier" style:display-name="PageStyle_lora_carri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Gómez Molina</meta:initial-creator>
    <meta:creation-date>2019-04-28T13:06:33</meta:creation-date>
    <dc:date>2019-05-07T13:12:09.512779106</dc:date>
    <meta:generator>LibreOffice/6.0.7.3$Linux_X86_64 LibreOffice_project/00m0$Build-3</meta:generator>
    <meta:editing-duration>PT10M56S</meta:editing-duration>
    <meta:editing-cycles>2</meta:editing-cycles>
    <meta:document-statistic meta:table-count="1" meta:cell-count="1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